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real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“Jelly-chan”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pose any actual
threat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 and
afford us full visibility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
and they're still kinda damp, but i-it looks
like no one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myriad wild plants in this forest that
can have various effects on both the body
and the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〜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“Alcoshroom”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“to waste time“ translates
to ”toki wo tsuiyasu”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